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3">
      <style:paragraph-properties fo:text-align="start" style:justify-single-word="false"/>
      <style:text-properties fo:font-variant="normal" fo:text-transform="none" fo:color="#000000" loext:opacity="100%" style:font-name="Times New Roman" fo:font-size="16pt" fo:letter-spacing="normal" fo:font-style="normal" fo:font-weight="normal" officeooo:rsid="001cf5a9" officeooo:paragraph-rsid="001cf5a9" style:font-size-asian="14pt" style:font-size-complex="16pt"/>
    </style:style>
    <style:style style:name="P2" style:family="paragraph" style:parent-style-name="Heading_20_3">
      <style:text-properties fo:font-variant="normal" fo:text-transform="none" fo:color="#000000" loext:opacity="100%" style:font-name="Times New Roman" fo:font-size="16pt" fo:letter-spacing="normal" fo:font-style="normal" fo:font-weight="normal" style:font-size-asian="16pt" style:font-size-complex="16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font-size-asian="14pt" style:font-size-complex="14pt"/>
    </style:style>
    <style:style style:name="P5" style:family="paragraph" style:parent-style-name="Standard">
      <style:paragraph-properties fo:text-align="start" style:justify-single-word="false"/>
      <style:text-properties fo:font-size="26pt" officeooo:rsid="001cf5a9" officeooo:paragraph-rsid="001cf5a9" style:font-size-asian="26pt" style:font-size-complex="26pt"/>
    </style:style>
    <style:style style:name="P6" style:family="paragraph" style:parent-style-name="Standard">
      <style:paragraph-properties fo:text-align="center" style:justify-single-word="false"/>
      <style:text-properties fo:font-size="26pt" officeooo:rsid="001e6d34" officeooo:paragraph-rsid="001e6d34" style:font-size-asian="26pt" style:font-size-complex="26pt"/>
    </style:style>
    <style:style style:name="P7" style:family="paragraph" style:parent-style-name="Text_20_body" style:list-style-name="L1">
      <style:text-properties fo:font-variant="normal" fo:text-transform="none" fo:color="#000000" loext:opacity="100%" style:font-name="Times New Roman" fo:font-size="14pt" fo:letter-spacing="normal" fo:font-style="normal" fo:font-weight="normal" style:font-size-asian="10.5pt" style:font-size-complex="12pt"/>
    </style:style>
    <style:style style:name="P8" style:family="paragraph" style:parent-style-name="Text_20_body" style:list-style-name="L2">
      <style:text-properties fo:font-variant="normal" fo:text-transform="none" fo:color="#000000" loext:opacity="100%" style:font-name="Times New Roman" fo:font-size="14pt" fo:letter-spacing="normal" fo:font-style="normal" fo:font-weight="normal"/>
    </style:style>
    <style:style style:name="P9" style:family="paragraph" style:parent-style-name="Text_20_body" style:list-style-name="L3">
      <style:text-properties fo:font-variant="normal" fo:text-transform="none" fo:color="#000000" loext:opacity="100%" style:font-name="Times New Roman" fo:font-size="14pt" fo:letter-spacing="normal" fo:font-style="normal" fo:font-weight="normal"/>
    </style:style>
    <style:style style:name="P10" style:family="paragraph" style:parent-style-name="Text_20_body" style:list-style-name="L4">
      <style:text-properties fo:font-variant="normal" fo:text-transform="none" fo:color="#000000" loext:opacity="100%" style:font-name="Times New Roman" fo:font-size="14pt" fo:letter-spacing="normal" fo:font-style="normal" fo:font-weight="normal"/>
    </style:style>
    <style:style style:name="T1" style:family="text">
      <style:text-properties fo:font-variant="normal" fo:text-transform="none" fo:color="#000000" loext:opacity="100%" style:font-name="Times New Roman" fo:font-size="14pt" fo:letter-spacing="normal" fo:font-style="normal" fo:font-weight="normal"/>
    </style:style>
    <style:style style:name="T2" style:family="text">
      <style:text-properties fo:font-variant="normal" fo:text-transform="none" fo:color="#000000" loext:opacity="100%" style:font-name="Times New Roman" fo:font-size="16pt" fo:letter-spacing="normal" fo:font-style="normal" fo:font-weight="normal" style:font-size-asian="14pt" style:font-size-complex="16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imensional Gates</text:p>
      <text:p text:style-name="P5"/>
      <text:h text:style-name="P1" text:outline-level="3">The Story</text:h>
      <text:p text:style-name="Text_20_body"><text:line-break/><text:span text:style-name="T1">A long time ago there was only a single empire that existed in the continent. The land experienced tranquility and peace and did not know the conflating deadly diseases that spread around the world. Innocent people suffered as those who were slain by these beasts or choked to death by disease later rose again as undead. The undead caused chaos and destruction in their wake with seemingly endless numbers. Their tireless existence appeared as if this problem was not going to go away. Eventually the single empire collapsed and became three different kingdoms, all fighting for their own survival. To this very day, they still treat each other as enemies.</text:span></text:p>
      <text:p text:style-name="P3">The falling of the Metin Stone was just the beginning of what was yet to come. Smaller stones continued to fall from time to time, and all three Kingdoms lived in fear. None would dare approach the Metin Stones because the most terrifying creatures roam around them. Recently, it was discovered that the power of the Metin Stone was growing and people felt that it was consuming energy from the world.</text:p>
      <text:p text:style-name="Text_20_body"><text:line-break/><text:span text:style-name="T2">Game Play</text:span></text:p>
      <text:p text:style-name="P4">Experience points are earned every time the player kills enemies or completes a mission from an NPC. The game's combat is based on a Hack and slash system. Players can also gather groups of creatures and land basic attacks and skills on each one of them simultaneously while they are all attacking the character at the same time. The game has several different player character classes, all classes have 2 different sets of skills they can use, the skills can also be upgraded. There are many different maps, monsters, semi-humans, metin stones, armors, weapons, and accessories. Some Metins even have pets and different type of mounts.</text:p>
      <text:p text:style-name="P4">The currency in the game is called Yang, used to purchase items from the different NPC's. Players can use this to trade with other players or to their own shop. Players can also make their own guild of fighters and guilds can have wars between each other.</text:p>
      <text:h text:style-name="P2" text:outline-level="3">Description about the Game</text:h>
      <text:list xml:id="list778609541" text:style-name="L1">
        <text:list-item>
          <text:p text:style-name="P7">Your sword for the dragon god:</text:p>
          <text:p text:style-name="P7"><text:soft-page-break/>The appearance of the Metin stones has torn deep rifts through the once flourishing world of the Dragon God. War has erupted between the kingdoms – wild animals have transformed into fearsome beasts and the dead have arisen to bloodthirsty, demonic life.</text:p>
        </text:list-item>
        <text:list-item>
          <text:p text:style-name="P7">Sharpen your blade and mind:</text:p>
        </text:list-item>
      </text:list>
      <text:list xml:id="list3565513507" text:style-name="L2">
        <text:list-item>
          <text:p text:style-name="P8">Experience epic PvE adventures and merciless PvP duels</text:p>
        </text:list-item>
        <text:list-item>
          <text:p text:style-name="P8">Fight through maps and dungeons against dragons and sinister demon lords</text:p>
        </text:list-item>
        <text:list-item>
          <text:p text:style-name="P8">Charge into fast-paced battles – even against entire hordes of enemies</text:p>
        </text:list-item>
        <text:list-item>
          <text:p text:style-name="P8">Become a mighty warrior and increase your character’s level right up to 120 CHOOSE YOUR PATH AND FORGE ALLIANCES</text:p>
        </text:list-item>
      </text:list>
      <text:list xml:id="list3761979030" text:style-name="L3">
        <text:list-item>
          <text:p text:style-name="P9">Choose your path and forge ALLIANCES:</text:p>
        </text:list-item>
      </text:list>
      <text:list xml:id="list3730873296" text:style-name="L4">
        <text:list-item>
          <text:p text:style-name="P10">Choose from five character classes – Warriors, Ninjas, Shamans, Suras and Lycans</text:p>
        </text:list-item>
        <text:list-item>
          <text:p text:style-name="P10">Choose your kingdom: Shinsoo, Chunjo or Jinno</text:p>
        </text:list-item>
        <text:list-item>
          <text:p text:style-name="P10">Found a guild with friends and build on your lands</text:p>
        </text:list-item>
        <text:list-item>
          <text:p text:style-name="P10">Fight on lightning-fast mounts and tame cool pets</text:p>
        </text:list-item>
        <text:list-item>
          <text:p text:style-name="P10">Continually improve your weapons and equipment through a selection of crafting systems</text:p>
        </text:list-item>
        <text:list-item>
          <text:p text:style-name="P10">Take part in regular seasonal and community events</text:p>
          <text:p text:style-name="P10"/>
        </text:list-item>
      </text:list>
      <text:p text:style-name="Text_20_body"><text:line-break/><text:line-break/><text:line-break/> <text:s text:c="3"/></text:p>
      <text:p text:style-name="Text_20_body"><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23:32:22.098933906</meta:creation-date>
    <dc:date>2022-12-13T12:46:31.139809780</dc:date>
    <meta:editing-duration>PT6M39S</meta:editing-duration>
    <meta:editing-cycles>3</meta:editing-cycles>
    <meta:generator>LibreOffice/7.3.7.2$Linux_X86_64 LibreOffice_project/30$Build-2</meta:generator>
    <meta:document-statistic meta:table-count="0" meta:image-count="0" meta:object-count="0" meta:page-count="2" meta:paragraph-count="24" meta:word-count="520" meta:character-count="3062" meta:non-whitespace-character-count="2564"/>
  </office:meta>
</office:document-meta>
</file>